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tahoma, 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Heading">
      <style:text-properties style:font-name="Arial" fo:language="es" fo:country="ES" officeooo:rsid="0119adec" officeooo:paragraph-rsid="0018bbb4"/>
    </style:style>
    <style:style style:name="P2" style:family="paragraph" style:parent-style-name="Contents_20_Heading">
      <style:text-properties style:font-name="Arial" fo:language="es" fo:country="ES" officeooo:rsid="011b1324" officeooo:paragraph-rsid="0018bbb4"/>
    </style:style>
    <style:style style:name="P3" style:family="paragraph" style:parent-style-name="Contents_20_Heading">
      <style:text-properties style:font-name="Arial" fo:language="es" fo:country="ES" officeooo:rsid="011b7812" officeooo:paragraph-rsid="0018bbb4"/>
    </style:style>
    <style:style style:name="P4" style:family="paragraph" style:parent-style-name="Text_20_body" style:list-style-name="L7">
      <style:paragraph-properties fo:margin-left="0cm" fo:margin-right="0cm" style:line-height-at-least="0.529cm" fo:widows="1" fo:text-indent="0cm" style:auto-text-indent="false"/>
      <style:text-properties style:font-name="Arial" fo:language="es" fo:country="ES" fo:font-weight="normal" officeooo:rsid="011f9acd" officeooo:paragraph-rsid="0018bbb4" style:font-weight-asian="normal" style:font-weight-complex="normal"/>
    </style:style>
    <style:style style:name="P5" style:family="paragraph" style:parent-style-name="Text_20_body">
      <style:text-properties style:font-name="Arial" fo:language="es" fo:country="ES" officeooo:rsid="0119adec" officeooo:paragraph-rsid="0018bbb4"/>
    </style:style>
    <style:style style:name="P6" style:family="paragraph" style:parent-style-name="Text_20_body">
      <style:text-properties style:font-name="Arial" fo:language="es" fo:country="ES" fo:font-weight="bold" officeooo:rsid="00f4743e" officeooo:paragraph-rsid="0018bbb4" style:font-weight-asian="bold" style:font-weight-complex="bold"/>
    </style:style>
    <style:style style:name="P7" style:family="paragraph" style:parent-style-name="Text_20_body" style:list-style-name="L2">
      <style:text-properties style:font-name="Arial" fo:language="es" fo:country="ES" officeooo:rsid="011b1324" officeooo:paragraph-rsid="0018bbb4"/>
    </style:style>
    <style:style style:name="P8" style:family="paragraph" style:parent-style-name="Text_20_body" style:list-style-name="L5">
      <style:text-properties style:font-name="Arial" fo:language="es" fo:country="ES" fo:font-weight="normal" officeooo:rsid="011b1324" officeooo:paragraph-rsid="0018bbb4" style:font-weight-asian="normal" style:font-weight-complex="normal"/>
    </style:style>
    <style:style style:name="P9" style:family="paragraph" style:parent-style-name="Text_20_body">
      <style:text-properties style:font-name="Arial" fo:language="es" fo:country="ES" fo:font-weight="normal" officeooo:rsid="011b1324" officeooo:paragraph-rsid="0018bbb4" style:font-weight-asian="normal" style:font-weight-complex="normal"/>
    </style:style>
    <style:style style:name="P10" style:family="paragraph" style:parent-style-name="Text_20_body" style:list-style-name="L6">
      <style:text-properties style:font-name="Arial" fo:language="es" fo:country="ES" fo:font-weight="normal" officeooo:rsid="011b7812" officeooo:paragraph-rsid="0018bbb4" style:font-weight-asian="normal" style:font-weight-complex="normal"/>
    </style:style>
    <style:style style:name="P11" style:family="paragraph" style:parent-style-name="Text_20_body">
      <style:text-properties style:font-name="Arial" fo:language="es" fo:country="ES" fo:font-weight="normal" officeooo:rsid="011b7812" officeooo:paragraph-rsid="0018bbb4" style:font-weight-asian="normal" style:font-weight-complex="normal"/>
    </style:style>
    <style:style style:name="P12" style:family="paragraph" style:parent-style-name="Text_20_body" style:list-style-name="L2">
      <style:text-properties style:font-name="Arial" fo:language="es" fo:country="ES" officeooo:rsid="011b7812" officeooo:paragraph-rsid="0018bbb4"/>
    </style:style>
    <style:style style:name="P13" style:family="paragraph" style:parent-style-name="Text_20_body">
      <style:text-properties style:font-name="Arial" fo:language="es" fo:country="ES" officeooo:rsid="011b7812" officeooo:paragraph-rsid="0018bbb4"/>
    </style:style>
    <style:style style:name="P14" style:family="paragraph" style:parent-style-name="Text_20_body">
      <style:text-properties style:font-name="Arial" fo:language="es" fo:country="ES" officeooo:rsid="011d18e8" officeooo:paragraph-rsid="0018bbb4"/>
    </style:style>
    <style:style style:name="P15" style:family="paragraph" style:parent-style-name="Text_20_body" style:list-style-name="L2">
      <style:text-properties style:font-name="Arial" fo:language="es" fo:country="ES" officeooo:rsid="011ed692" officeooo:paragraph-rsid="0018bbb4"/>
    </style:style>
    <style:style style:name="T1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2" style:family="text">
      <style:text-properties officeooo:rsid="011b1324"/>
    </style:style>
    <style:style style:name="T3" style:family="text">
      <style:text-properties officeooo:rsid="011b7812"/>
    </style:style>
    <style:style style:name="T4" style:family="text">
      <style:text-properties officeooo:rsid="020faa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peech</text:p>
      <text:p text:style-name="P5">Es un api TTS comercial que dispone de un SDK <text:span text:style-name="T2">para varios lenguajes de programación. No se conocen demasiados detalles del proceso de conversión ni del método de síntesis. </text:span><text:span text:style-name="T2"><text:reference-ref text:reference-format="text" text:ref-name="ispeech">Error: Reference source not found</text:reference-ref></text:span></text:p>
      <text:p text:style-name="P6">Ventajas:</text:p>
      <text:list xml:id="list3734336259468782001" text:style-name="L2">
        <text:list-item>
          <text:p text:style-name="P7">Es un servicio online</text:p>
        </text:list-item>
        <text:list-item>
          <text:p text:style-name="P7">Cuenta con una gran cantidad de voces</text:p>
        </text:list-item>
      </text:list>
      <text:p text:style-name="P6">Desventajas:</text:p>
      <text:list xml:id="list5301760130148100240" text:style-name="L5">
        <text:list-item>
          <text:p text:style-name="P8">Es un servicio de pago para plataformas no móviles</text:p>
        </text:list-item>
      </text:list>
      <text:p text:style-name="P9"/>
      <text:p text:style-name="P2">Servicio TTS de Google</text:p>
      <text:p text:style-name="P13">Aunque existió un API para la utilización de este servicio, actualmente ya no es posible utilizarlo debido a que Google decidió retirarlo. De cualquier manera, es posible realizar peticiones a una url de Google para simular que es un navegador web el que hace la petición <text:reference-ref text:reference-format="text" text:ref-name="GoogleTTS">Error: Reference source not found</text:reference-ref></text:p>
      <text:p text:style-name="P6">Ventajas:</text:p>
      <text:list xml:id="list124515967407284" text:continue-list="list3734336259468782001" text:style-name="L2">
        <text:list-item>
          <text:p text:style-name="P7">Es un servicio online</text:p>
        </text:list-item>
        <text:list-item>
          <text:p text:style-name="P7">Cuenta con una gran cantidad de voces. <text:span text:style-name="T3">Todas las disponibles en Google translate.</text:span></text:p>
        </text:list-item>
        <text:list-item>
          <text:p text:style-name="P12">La calidad de las voces es muy alta en cualquier idioma</text:p>
        </text:list-item>
      </text:list>
      <text:p text:style-name="P6">Desventajas:</text:p>
      <text:list xml:id="list3205662630343400799" text:style-name="L6">
        <text:list-item>
          <text:p text:style-name="P10">Es un servicio que solo permite traducir 100 caracteres por petición.</text:p>
        </text:list-item>
        <text:list-item>
          <text:p text:style-name="P10">La salida se produce en formato MP3</text:p>
        </text:list-item>
      </text:list>
      <text:p text:style-name="P11"/>
      <text:p text:style-name="P3">Java Speech API </text:p>
      <text:p text:style-name="P14">Es una API para java de síntesis y reconocimiento de voz que produce audio siguiendo el análisis de estructura, preprocesamiento de textos, conversión de texto a fonema, análisis de prosodia y produc<text:span text:style-name="T4">ción</text:span> de onda. <text:reference-ref text:reference-format="text" text:ref-name="jsapi">Error: Reference source not found</text:reference-ref></text:p>
      <text:p text:style-name="P6">Ventajas:</text:p>
      <text:list xml:id="list124516587477670" text:continue-list="list124515967407284" text:style-name="L2">
        <text:list-item>
          <text:p text:style-name="P15">Se le pueden añadir multitud de voces MBROLA</text:p>
        </text:list-item>
      </text:list>
      <text:p text:style-name="P6">Desventajas:</text:p>
      <text:list xml:id="list2499091345553973208" text:style-name="L7">
        <text:list-item>
          <text:p text:style-name="P4"><text:span text:style-name="T1">Es bastante compleja la creación de sintetizadores para producir ficheros de audi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tahoma, 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1" fo:font-family="Arial" style:font-style-name="Bold" style:font-family-generic="swiss" style:font-pitch="variable" fo:font-size="16pt" fo:font-weight="bold" style:font-size-asian="16pt" style:font-weight-asian="bold" style:font-size-complex="16pt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Velez</meta:initial-creator>
    <meta:creation-date>2016-05-23T18:46:45.450554308</meta:creation-date>
    <dc:date>2016-06-12T12:45:15.652501517</dc:date>
    <dc:creator>Manuel Velez</dc:creator>
    <meta:editing-duration>PT16M30S</meta:editing-duration>
    <meta:editing-cycles>3</meta:editing-cycles>
    <meta:generator>LibreOffice/5.1.3.2$Linux_X86_64 LibreOffice_project/10m0$Build-2</meta:generator>
    <meta:document-statistic meta:table-count="0" meta:image-count="0" meta:object-count="0" meta:page-count="1" meta:paragraph-count="22" meta:word-count="234" meta:character-count="1370" meta:non-whitespace-character-count="1167"/>
  </office:meta>
</office:document-meta>
</file>